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b90f2" officeooo:paragraph-rsid="000b90f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paragraph-rsid="000b90f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b90f2" officeooo:paragraph-rsid="000b90f2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b90f2" officeooo:paragraph-rsid="000eadcb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d7a0a" officeooo:paragraph-rsid="000d7a0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d7a0a" officeooo:paragraph-rsid="000f943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eadcb" officeooo:paragraph-rsid="000eadc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0fdb79" officeooo:paragraph-rsid="000fdb7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fdb79" officeooo:paragraph-rsid="0012300c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2300c" officeooo:paragraph-rsid="0012300c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39b4f" officeooo:paragraph-rsid="00139b4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524c5" officeooo:paragraph-rsid="001524c5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paragraph-rsid="000b90f2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b90f2" officeooo:paragraph-rsid="000b90f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0d7a0a" officeooo:paragraph-rsid="000d7a0a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0d7a0a" officeooo:paragraph-rsid="000f943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paragraph-rsid="00136402" style:font-size-asian="11.3500003814697pt" style:font-weight-asian="bold" style:font-size-complex="13pt" style:font-weight-complex="bold"/>
    </style:style>
    <style:style style:name="T1" style:family="text">
      <style:text-properties officeooo:rsid="000b90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90f2" style:font-weight-asian="bold" style:font-weight-complex="bold"/>
    </style:style>
    <style:style style:name="T4" style:family="text">
      <style:text-properties fo:font-weight="bold" officeooo:rsid="0011fd2c" style:font-weight-asian="bold" style:font-weight-complex="bold"/>
    </style:style>
    <style:style style:name="T5" style:family="text">
      <style:text-properties officeooo:rsid="000eadcb"/>
    </style:style>
    <style:style style:name="T6" style:family="text">
      <style:text-properties officeooo:rsid="000f9432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15bf47" style:font-size-asian="13pt" style:font-size-complex="13pt"/>
    </style:style>
    <style:style style:name="T9" style:family="text">
      <style:text-properties officeooo:rsid="0010cfbf"/>
    </style:style>
    <style:style style:name="T10" style:family="text">
      <style:text-properties officeooo:rsid="0011fd2c"/>
    </style:style>
    <style:style style:name="T11" style:family="text">
      <style:text-properties officeooo:rsid="0012300c"/>
    </style:style>
    <style:style style:name="T12" style:family="text">
      <style:text-properties officeooo:rsid="00136402"/>
    </style:style>
    <style:style style:name="T13" style:family="text">
      <style:text-properties officeooo:rsid="001717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操作数据库</text:p>
      <text:p text:style-name="P19">参考网址:<text:span text:style-name="T12">https://www.kancloud.cn/kancloud/python-basic/41706</text:span></text:p>
      <text:p text:style-name="P3"><text:span text:style-name="T2">一</text:span> <text:span text:style-name="T2">一个简单的Python调用数据库的流程:</text:span></text:p>
      <text:p text:style-name="P15"><text:span text:style-name="T1">1 </text:span>导入mysqldb模块 </text:p>
      <text:p text:style-name="P4">import M<text:span text:style-name="T1">ySQLdb as mdb</text:span></text:p>
      <text:p text:style-name="P4"/>
      <text:p text:style-name="P4"><text:span text:style-name="T3">2 获取于数据库的链接(此处利用web数据库)创建实例对象conn</text:span><text:span text:style-name="T1"> conn=mdb.connect(host=”127.0.0.1”,user=”root”,passwd=”ubuntu”,db=”web”,charset=”utf8”)</text:span></text:p>
      <text:p text:style-name="P5">注:前四个参数是必须的,最后的参数设置使得可以显示汉字.关于用户名可以创建一个数据库用户,将一个特定 的数据库操作权限赋予给这个用户.具体命令为:</text:p>
      <text:p text:style-name="P5"/>
      <text:p text:style-name="P5">在这里简单介绍两个重要的conn方法:</text:p>
      <text:p text:style-name="P7">commit():如果数据库表进行了修改，提交保存当前的数据。</text:p>
      <text:p text:style-name="P7">cursor([cursorclass]):游标指针。</text:p>
      <text:p text:style-name="P16">3 创建游标对象,MySQLdb是用游标(指针)cursor的方式操作数据库</text:p>
      <text:p text:style-name="P5">cur=conn.cursor()#创建一个游标对象</text:p>
      <text:p text:style-name="P5"/>
      <text:p text:style-name="P16">4 利用创建的游标对象执行sql语句,此处利用对象方法execute(query,args)添加一条记录</text:p>
      <text:p text:style-name="P1"><text:span text:style-name="T7">cur.execute("insert into websites(</text:span><text:span text:style-name="T8">name, url, alexa, country</text:span><text:span text:style-name="T7">) values (%s,%s,%s)",</text:span><text:span text:style-name="T8">('百度','</text:span><text:a xlink:type="simple" xlink:href="https://www.baidu.com/','4','CN"><text:span text:style-name="T8">https://www.baidu.com/','4','CN</text:span></text:a><text:span text:style-name="T8">')</text:span><text:span text:style-name="T7">);</text:span></text:p>
      <text:p text:style-name="P6">若一次性添加多条记录,就是用方法<text:span text:style-name="T5">executemany</text:span></text:p>
      <text:p text:style-name="P6">ex:<text:span text:style-name="T5">cur.executemany("insert into users (username,password,email) values (%s,%s,%s)",(("google","111222","g@gmail.com"),("facebook","222333","f@face.book"),("github","333444","git@hub.com"),("docker","444555","doc@ker.com")))</text:span></text:p>
      <text:p text:style-name="P9">4L</text:p>
      <text:p text:style-name="P17">5 提交操作到数据库,方法为conn.commit()</text:p>
      <text:p text:style-name="P17"/>
      <text:p text:style-name="P8">命令行中验证:<text:span text:style-name="T6"> select * from websites; 确实表中多了条记录.</text:span></text:p>
      <text:p text:style-name="P18"/>
      <text:p text:style-name="P18">二 除了execute外的其他游标对象方法<text:span text:style-name="T9">(查询数据库)</text:span></text:p>
      <text:p text:style-name="P18"/>
      <text:p text:style-name="P18"/>
      <text:p text:style-name="P10"><text:span text:style-name="T10">print </text:span>cur.fetchall(self):接收全部的返回结果行.</text:p>
      <text:p text:style-name="P10"><text:span text:style-name="T10">Priunt Cur.</text:span>fetchmany(size=None):接收size条返回结果行.如果size的值大于返回的结果行的数量,则会返回cursor.arraysize条数据.</text:p>
      <text:p text:style-name="P10"><text:span text:style-name="T10">Print Cur.</text:span>fetchone():返回一条结果行.</text:p>
      <text:p text:style-name="P10"><text:span text:style-name="T10">Cur.</text:span>scroll(value, mode='relative'):移动指针到某一行.如果mode='relative',则表示从当前所在行移动value条,如果mode='absolute',则表示从结果集的第一行移动value条.这个方法是很重要的,在这里要<text:span text:style-name="T2">特别对游标</text:span><text:span text:style-name="T4">(指针)遍历数据库的特点有所了解</text:span><text:span text:style-name="T10">.</text:span></text:p>
      <text:p text:style-name="P10">当执行完cur.execute<text:span text:style-name="T10">()后,指针已经指向了数据库中的表,并且此时指针的位置在表的第一行,并且标号为0,每当执行一次fetchone,指针就向下走一行,执行一次fetchall则指针一次性就指向最后一行.</text:span></text:p>
      <text:p text:style-name="P10"><text:soft-page-break/></text:p>
      <text:p text:style-name="P11">除此之外,<text:span text:style-name="T11">python总是能够为我们着想的，它的指针提供了一个参数，可以实现将读取到的数据变成字典形式.即</text:span></text:p>
      <text:p text:style-name="P11"/>
      <text:p text:style-name="P12">cur = conn.cursor(cursorclass=MySQLdb.cursors.DictCursor)<text:span text:style-name="T13">#这个设定了游标类型,默认的油表类型是元祖.</text:span></text:p>
      <text:p text:style-name="P10"/>
      <text:p text:style-name="P12">cur.execute("select * from users")</text:p>
      <text:p text:style-name="P12"/>
      <text:p text:style-name="P12"><text:s/>lines=cur.fetchall()#执行完后,读取的数据将会保存在一个元组lines中并且以字典形式.</text:p>
      <text:p text:style-name="P12">元组中数据形式如下:</text:p>
      <text:p text:style-name="P13">({'username': u'qiwsir', 'password': u'123123', 'id': 1, 'email': <text:a xlink:type="simple" xlink:href="mailto:u'qiwsir@gmail.com">u'qiwsir@gmail.com</text:a>'}</text:p>
      <text:p text:style-name="P13">那么我们可以根据字典的键-值来读取数据:</text:p>
      <text:p text:style-name="P13">for line in lines:<text:line-break/><text:tab/>print lines["username"]</text:p>
      <text:p text:style-name="P13"/>
      <text:p text:style-name="P13"/>
      <text:p text:style-name="P13"/>
      <text:p text:style-name="P14">关于乱码问题</text:p>
      <text:p text:style-name="P14"/>
      <text:p text:style-name="P14">这个问题是编写web时常常困扰程序员的问题，乱码的本质来自于编码格式的设置混乱。所以，要特别提醒诸位注意。在用python-mysqldb的时候，为了放置乱码，可以做如下统一设置：</text:p>
      <text:p text:style-name="P14"/>
      <text:p text:style-name="P14">Python文件设置编码 utf-8（文件前面加上 #encoding=utf-8)</text:p>
      <text:p text:style-name="P14">MySQL数据库charset=utf8（数据库的设置方法，可以网上搜索）</text:p>
      <text:p text:style-name="P14">Python连接MySQL是加上参数 charset=utf8（在前面教程中都这么演示了，很重要）</text:p>
      <text:p text:style-name="P14">设置Python的默认编码为 utf-8 (sys.setdefaultencoding(utf-8)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8:04:24.018814004</meta:creation-date>
    <dc:date>2017-03-21T07:55:43.834513480</dc:date>
    <meta:editing-duration>P1DT3H52M53S</meta:editing-duration>
    <meta:editing-cycles>13</meta:editing-cycles>
    <meta:generator>LibreOffice/4.2.3.3$Linux_X86_64 LibreOffice_project/420m0$Build-3</meta:generator>
    <meta:document-statistic meta:table-count="0" meta:image-count="0" meta:object-count="0" meta:page-count="2" meta:paragraph-count="39" meta:word-count="867" meta:character-count="2051" meta:non-whitespace-character-count="1993"/>
  </office:meta>
</office:document-meta>
</file>